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, Cambria, 'Times New Roman', Times, serif"/>
    <style:font-face style:name="Roboto" svg:font-family="Roboto"/>
    <style:font-face style:name="Roboto1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_20_left">
      <style:paragraph-properties fo:text-align="center" style:justify-single-word="false"/>
      <style:text-properties fo:color="#2a6099" loext:opacity="100%" fo:font-size="32pt" fo:font-weight="bold" officeooo:rsid="00079a63" officeooo:paragraph-rsid="00079a63" fo:background-color="transparent" style:font-size-asian="32pt" style:font-weight-asian="bold" style:font-size-complex="32pt" style:font-weight-complex="bold"/>
    </style:style>
    <style:style style:name="P2" style:family="paragraph" style:parent-style-name="Footer_20_left">
      <style:paragraph-properties fo:text-align="start" style:justify-single-word="false"/>
      <style:text-properties fo:color="#2a6099" loext:opacity="100%" fo:font-size="32pt" fo:font-weight="bold" officeooo:rsid="000ecbd1" officeooo:paragraph-rsid="00079a63" fo:background-color="transparent" style:font-size-asian="32pt" style:font-weight-asian="bold" style:font-size-complex="32pt" style:font-weight-complex="bold"/>
    </style:style>
    <style:style style:name="P3" style:family="paragraph" style:parent-style-name="Footer_20_left">
      <style:paragraph-properties fo:text-align="start" style:justify-single-word="false"/>
      <style:text-properties fo:color="#000000" loext:opacity="100%" fo:font-size="12pt" fo:font-weight="bold" officeooo:rsid="00109e07" officeooo:paragraph-rsid="00109e07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text-properties fo:color="#000000" loext:opacity="100%" fo:font-size="12pt" fo:font-weight="bold" officeooo:rsid="000ecbd1" officeooo:paragraph-rsid="000ecbd1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loext:opacity="100%" fo:font-size="12pt" fo:font-weight="normal" officeooo:rsid="000ecbd1" officeooo:paragraph-rsid="000ecbd1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loext:opacity="100%" fo:font-size="12pt" fo:font-weight="normal" officeooo:rsid="000ecbd1" officeooo:paragraph-rsid="00109e07" fo:background-color="transparent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db0e9"/>
    </style:style>
    <style:style style:name="T3" style:family="text">
      <style:text-properties officeooo:rsid="00109e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 1<text:span text:style-name="T3">6</text:span><text:span text:style-name="T1">th</text:span> March, 202<text:span text:style-name="T2">1</text:span></text:p>
      <text:p text:style-name="P2"/>
      <text:p text:style-name="P3"/>
      <text:p text:style-name="P4">Internal Meeting:</text:p>
      <text:p text:style-name="P5"><text:tab/>– Briefed about automotive triangle to <text:span text:style-name="T3">P</text:span>riyank which became a revision for me.</text:p>
      <text:p text:style-name="P5"><text:tab/>– Gagued my understanding on the automotive triangle.</text:p>
      <text:p text:style-name="P5"><text:tab/>– Briefed about AMT leasing to Priyank</text:p>
      <text:p text:style-name="P5"><text:tab/>– <text:span text:style-name="T3">Understood queries of Priyank and assisted him with help of Ami.</text:span></text:p>
      <text:p text:style-name="P5"/>
      <text:p text:style-name="P4">Session with Sir:</text:p>
      <text:p text:style-name="P5"><text:tab/>– Automotive triangle was presented by <text:span text:style-name="T3">P</text:span>riyank. Revised it. <text:span text:style-name="T3">Helped him with few points.</text:span></text:p>
      <text:p text:style-name="P5"><text:tab/>– Got to know about upcoming project: <text:span text:style-name="T3">Brief about Titan DMS and eVHC.</text:span></text:p>
      <text:p text:style-name="P5"><text:s text:c="12"/>– <text:span text:style-name="T3">Sir, gave some useful insights on documentation skills and how to improve them.</text:span></text:p>
      <text:p text:style-name="P6"><text:s text:c="12"/>– <text:s/><text:span text:style-name="T3">Shared progress with Vinay Sir, on documentation skills and understanding of AutoMotive</text:span></text:p>
      <text:p text:style-name="P6"><text:span text:style-name="T3"><text:s text:c="16"/>Industry</text:span></text:p>
      <text:p text:style-name="P5"><text:tab/><text:tab/></text:p>
      <text:p text:style-name="P4">Skype call with <text:span text:style-name="T3">H</text:span>arshil:</text:p>
      <text:p text:style-name="P5"><text:tab/>- Brief about MultiFleet and assigned with some task regarding to <text:span text:style-name="T3">MultiFl</text:span>ee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, Cambria, 'Times New Roman', Times, serif"/>
    <style:font-face style:name="Roboto" svg:font-family="Roboto"/>
    <style:font-face style:name="Roboto1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0T18:41:58.716000000</meta:creation-date>
    <dc:date>2021-03-16T19:15:52.411000000</dc:date>
    <meta:editing-duration>PT33M54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5" meta:word-count="113" meta:character-count="781" meta:non-whitespace-character-count="624"/>
  </office:meta>
</office:document-meta>
</file>